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49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ab530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24f1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be27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974e6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aac87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c606a7" officeooo:paragraph-rsid="00d642f9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db5faf" officeooo:paragraph-rsid="00de6712" fo:background-color="transparent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3a0b3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5863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3a1ca5" officeooo:paragraph-rsid="013a1ca5"/>
    </style:style>
    <style:style style:name="P63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4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1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8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4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5" style:family="paragraph" style:parent-style-name="Horizontal_20_Line">
      <style:paragraph-properties fo:line-height="115%"/>
    </style:style>
    <style:style style:name="P96" style:family="paragraph" style:parent-style-name="Horizontal_20_Line">
      <style:paragraph-properties fo:line-height="115%"/>
      <style:text-properties officeooo:paragraph-rsid="00410ddf"/>
    </style:style>
    <style:style style:name="P97" style:family="paragraph" style:parent-style-name="Horizontal_20_Line">
      <style:paragraph-properties fo:line-height="115%"/>
      <style:text-properties officeooo:paragraph-rsid="0066f764"/>
    </style:style>
    <style:style style:name="P98" style:family="paragraph" style:parent-style-name="Horizontal_20_Line">
      <style:paragraph-properties fo:line-height="115%"/>
      <style:text-properties officeooo:paragraph-rsid="0117d0be"/>
    </style:style>
    <style:style style:name="P99" style:family="paragraph" style:parent-style-name="Horizontal_20_Line">
      <style:paragraph-properties fo:line-height="115%"/>
      <style:text-properties officeooo:paragraph-rsid="0094a730"/>
    </style:style>
    <style:style style:name="P100" style:family="paragraph" style:parent-style-name="Horizontal_20_Line">
      <style:paragraph-properties fo:line-height="115%"/>
      <style:text-properties officeooo:paragraph-rsid="01330fdc"/>
    </style:style>
    <style:style style:name="P101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3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0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47932e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111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1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officeooo:rsid="001bf53f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1bf53f" style:font-style-asian="italic" style:font-style-complex="italic"/>
    </style:style>
    <style:style style:name="T112" style:family="text">
      <style:text-properties fo:font-style="italic" officeooo:rsid="00b673e6" style:font-style-asian="italic" style:font-style-complex="italic"/>
    </style:style>
    <style:style style:name="T113" style:family="text">
      <style:text-properties fo:font-style="italic" officeooo:rsid="00510d3b" style:font-style-asian="italic" style:font-style-complex="italic" style:font-weight-complex="normal"/>
    </style:style>
    <style:style style:name="T114" style:family="text">
      <style:text-properties style:font-style-complex="normal"/>
    </style:style>
    <style:style style:name="T115" style:family="text">
      <style:text-properties officeooo:rsid="001bf53f" style:font-style-complex="normal"/>
    </style:style>
    <style:style style:name="T116" style:family="text">
      <style:text-properties officeooo:rsid="00510d3b" style:font-style-complex="normal"/>
    </style:style>
    <style:style style:name="T117" style:family="text">
      <style:text-properties officeooo:rsid="00510d3b" style:font-style-complex="normal" style:font-weight-complex="normal"/>
    </style:style>
    <style:style style:name="T118" style:family="text">
      <style:text-properties officeooo:rsid="01195898" style:font-style-complex="normal"/>
    </style:style>
    <style:style style:name="T119" style:family="text">
      <style:text-properties officeooo:rsid="011b6baa" style:font-style-complex="normal"/>
    </style:style>
    <style:style style:name="T120" style:family="text">
      <style:text-properties officeooo:rsid="01330fdc" style:font-style-complex="normal"/>
    </style:style>
    <style:style style:name="T121" style:family="text">
      <style:text-properties officeooo:rsid="013b48fd" style:font-style-complex="normal"/>
    </style:style>
    <style:style style:name="T122" style:family="text">
      <style:text-properties officeooo:rsid="002e88a6"/>
    </style:style>
    <style:style style:name="T123" style:family="text">
      <style:text-properties style:text-position="super 58%" officeooo:rsid="002e88a6"/>
    </style:style>
    <style:style style:name="T124" style:family="text">
      <style:text-properties style:text-position="super 58%" officeooo:rsid="00de6712" fo:background-color="transparent" loext:char-shading-value="0" style:font-weight-complex="normal"/>
    </style:style>
    <style:style style:name="T125" style:family="text">
      <style:text-properties officeooo:rsid="0058d7e8"/>
    </style:style>
    <style:style style:name="T126" style:family="text">
      <style:text-properties officeooo:rsid="00642082"/>
    </style:style>
    <style:style style:name="T127" style:family="text">
      <style:text-properties style:font-name="Menlo" fo:font-size="10pt" officeooo:rsid="007a5e78" style:font-size-asian="10pt" style:font-size-complex="10pt" style:font-weight-complex="normal"/>
    </style:style>
    <style:style style:name="T128" style:family="text">
      <style:text-properties style:font-name="Menlo" fo:font-size="10pt" officeooo:rsid="01330fdc" style:font-size-asian="10pt" style:font-size-complex="10pt" style:font-weight-complex="normal"/>
    </style:style>
    <style:style style:name="T129" style:family="text">
      <style:text-properties fo:font-style="normal" officeooo:rsid="003f617d" style:font-style-asian="normal" style:font-weight-complex="normal"/>
    </style:style>
    <style:style style:name="T130" style:family="text">
      <style:text-properties fo:font-style="normal" officeooo:rsid="002ad46c" style:font-style-asian="normal" style:font-weight-complex="normal"/>
    </style:style>
    <style:style style:name="T131" style:family="text">
      <style:text-properties fo:font-style="normal" officeooo:rsid="011dd703" style:font-style-asian="normal" style:font-weight-complex="normal"/>
    </style:style>
    <style:style style:name="T132" style:family="text">
      <style:text-properties fo:font-style="normal" officeooo:rsid="00b673e6" style:font-style-asian="normal" style:font-style-complex="normal"/>
    </style:style>
    <style:style style:name="T133" style:family="text">
      <style:text-properties officeooo:rsid="007caea3"/>
    </style:style>
    <style:style style:name="T134" style:family="text">
      <style:text-properties officeooo:rsid="008c8da6"/>
    </style:style>
    <style:style style:name="T135" style:family="text">
      <style:text-properties officeooo:rsid="0091b4ae"/>
    </style:style>
    <style:style style:name="T136" style:family="text">
      <style:text-properties officeooo:rsid="002ad46c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a5541d" style:font-weight-asian="bold" style:font-weight-complex="bold"/>
    </style:style>
    <style:style style:name="T139" style:family="text">
      <style:text-properties officeooo:rsid="00a5541d"/>
    </style:style>
    <style:style style:name="T140" style:family="text">
      <style:text-properties officeooo:rsid="00a5d790"/>
    </style:style>
    <style:style style:name="T141" style:family="text">
      <style:text-properties officeooo:rsid="00b0c6f6"/>
    </style:style>
    <style:style style:name="T142" style:family="text">
      <style:text-properties officeooo:rsid="00b673e6"/>
    </style:style>
    <style:style style:name="T143" style:family="text">
      <style:text-properties officeooo:rsid="00be1ec8"/>
    </style:style>
    <style:style style:name="T144" style:family="text">
      <style:text-properties officeooo:rsid="00c42b3d"/>
    </style:style>
    <style:style style:name="T145" style:family="text">
      <style:text-properties officeooo:rsid="00dfb033"/>
    </style:style>
    <style:style style:name="T146" style:family="text">
      <style:text-properties officeooo:rsid="00dc4e4c" fo:background-color="transparent" loext:char-shading-value="0" style:font-weight-complex="normal"/>
    </style:style>
    <style:style style:name="T147" style:family="text">
      <style:text-properties officeooo:rsid="0116c2d1" fo:background-color="transparent" loext:char-shading-value="0" style:font-weight-complex="normal"/>
    </style:style>
    <style:style style:name="T148" style:family="text">
      <style:text-properties officeooo:rsid="006374da" fo:background-color="transparent" loext:char-shading-value="0"/>
    </style:style>
    <style:style style:name="T149" style:family="text">
      <style:text-properties officeooo:rsid="01330fdc" fo:background-color="transparent" loext:char-shading-value="0"/>
    </style:style>
    <style:style style:name="T150" style:family="text">
      <style:text-properties officeooo:rsid="00e5f8e5"/>
    </style:style>
    <style:style style:name="T151" style:family="text">
      <style:text-properties officeooo:rsid="00b7c47e"/>
    </style:style>
    <style:style style:name="T152" style:family="text">
      <style:text-properties officeooo:rsid="00e6be7a"/>
    </style:style>
    <style:style style:name="T153" style:family="text">
      <style:text-properties officeooo:rsid="00f074a7"/>
    </style:style>
    <style:style style:name="T154" style:family="text">
      <style:text-properties officeooo:rsid="0101dc2e"/>
    </style:style>
    <style:style style:name="T155" style:family="text">
      <style:text-properties officeooo:rsid="010ef239"/>
    </style:style>
    <style:style style:name="T156" style:family="text">
      <style:text-properties officeooo:rsid="011e903b"/>
    </style:style>
    <style:style style:name="T157" style:family="text">
      <style:text-properties officeooo:rsid="01327e8d"/>
    </style:style>
    <style:style style:name="T158" style:family="text">
      <style:text-properties officeooo:rsid="01330fdc"/>
    </style:style>
    <style:style style:name="T159" style:family="text">
      <style:text-properties officeooo:rsid="01343cd8"/>
    </style:style>
    <style:style style:name="T160" style:family="text">
      <style:text-properties officeooo:rsid="0134a2b0"/>
    </style:style>
    <style:style style:name="T161" style:family="text">
      <style:text-properties officeooo:rsid="0135217c"/>
    </style:style>
    <style:style style:name="T162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Geoffrey Brookshire</text:p>
      <text:p text:style-name="P103"><text:span text:style-name="T128">g.</text:span><text:span text:style-name="T127">brookshire@</text:span><text:span text:style-name="T128">bham.ac.uk</text:span></text:p>
      <text:p text:style-name="P104"><text:a xlink:type="simple" xlink:href="https://github.com/gbrookshire" text:style-name="Internet_20_link" text:visited-style-name="Visited_20_Internet_20_Link"><text:span text:style-name="T148">https://github.com/gbrookshire</text:span></text:a><text:span text:style-name="T148"> </text:span></text:p>
      <text:p text:style-name="P104"><text:span text:style-name="T148">School of Psychology<text:line-break/>University of Birmingham<text:line-break/>Edgbaston<text:line-break/>Birmingham<text:line-break/>B15 2TT<text:line-break/>U</text:span><text:span text:style-name="T149">nited Kingdom</text:span></text:p>
      <text:p text:style-name="P5">Current position</text:p>
      <text:p text:style-name="P100"/>
      <text:p text:style-name="P43"><text:span text:style-name="T80">2018–Present<text:tab/></text:span><text:span text:style-name="T81">Postdoctoral Research Fellow</text:span></text:p>
      <text:p text:style-name="P31"><text:tab/><text:tab/><text:tab/>University of <text:span text:style-name="T158">Birmingham</text:span></text:p>
      <text:p text:style-name="P29"><text:tab/><text:tab/><text:tab/>PI: Ole Jensen</text:p>
      <text:p text:style-name="P30"/>
      <text:p text:style-name="P4">Education</text:p>
      <text:p text:style-name="P95"/>
      <text:p text:style-name="P44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1"><text:tab/><text:tab/><text:tab/>University of Chicago</text:p>
      <text:p text:style-name="P29"><text:span text:style-name="T159"><text:tab/><text:tab/><text:tab/>PI</text:span><text:span text:style-name="T78">: Daniel Casasant</text:span><text:span text:style-name="T160">o</text:span></text:p>
      <text:p text:style-name="P27"/>
      <text:p text:style-name="P27"><text:span text:style-name="T160">2017-18</text:span><text:tab/><text:tab/><text:span text:style-name="T160">Visiting student at </text:span>Cornell University</text:p>
      <text:p text:style-name="P33"/>
      <text:p text:style-name="P44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4"><text:span text:style-name="T77"><text:tab/><text:tab/><text:tab/></text:span><text:span text:style-name="T76">The New School for Social Research</text:span></text:p>
      <text:p text:style-name="P28"><text:tab/><text:tab/><text:tab/><text:span text:style-name="T161">PI</text:span>: Daniel Casasanto</text:p>
      <text:p text:style-name="P17"/>
      <text:p text:style-name="P45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17"><text:tab/><text:tab/><text:tab/>University of California – Berkeley</text:p>
      <text:p text:style-name="P13"><text:tab/><text:tab/><text:tab/><text:span text:style-name="T159">PI: Rich Ivry</text:span></text:p>
      <text:p text:style-name="P13"/>
      <text:p text:style-name="P2">Awards</text:p>
      <text:p text:style-name="P96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3">New School for Social Research</text:span> Outstanding M.A. Graduate award</text:p>
      <text:p text:style-name="P21"><text:soft-page-break/>2011–2013<text:tab/><text:tab/><text:span text:style-name="T133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36">–2009<text:tab/></text:span><text:tab/>Robert &amp; Colleen Haas Scholar</text:p>
      <text:p text:style-name="P14">2005<text:tab/><text:tab/><text:tab/>Flinn Foundation Scholarship Finalist</text:p>
      <text:p text:style-name="P13"/>
      <text:p text:style-name="P49">Publications</text:p>
      <text:p text:style-name="P96"/>
      <text:p text:style-name="P106">Lucero, C., <text:span text:style-name="T137">Brookshire, G.</text:span>, Sava-Segal, C., Bottini, R., Goldin-Meadow, S., Vogel, E. K., &amp; Casasanto, D. (In press.) Unconscious number discrimination in the human visual system. <text:span text:style-name="T110">Cerebral Cortex.</text:span></text:p>
      <text:p text:style-name="P105"><text:span text:style-name="T137">Brookshire, G. </text:span>&amp; Casasanto, D. (2018). Approach motivation in human cerebral cortex. <text:span text:style-name="T110">Philosophical Transactions of the Royal Society B</text:span>. DOI: 10.1098/rstb.2017-0141</text:p>
      <text:p text:style-name="P105"><text:span text:style-name="T137">Brookshire, G.</text:span>, Lu, J., Nusbaum, H. C., Goldin-Meadow, S., &amp; Casasanto, D. (2017). Visual cortex entrains to sign language. <text:span text:style-name="T109">Proceedings of the National Academy of Sciences</text:span>, <text:span text:style-name="T109">114</text:span>(24), 6352-6357.</text:p>
      <text:p text:style-name="P107"><text:span text:style-name="T139">Gray, S. J., </text:span><text:span text:style-name="T138">Brookshire, G.</text:span><text:span text:style-name="T139">, Casasanto, D., &amp; Gallo, D. </text:span>(<text:span text:style-name="T142">2015</text:span>). Electrically Stimulating Prefrontal Cortex at Retrieval Improves Recollection Accuracy. <text:span text:style-name="T110">Cortex</text:span><text:span text:style-name="T112">, 73</text:span><text:span text:style-name="T132">, 188-194.</text:span></text:p>
      <text:p text:style-name="P108">Casasanto, D., <text:span text:style-name="T137">Brookshire, G.</text:span>, <text:span text:style-name="T144">&amp; </text:span>Ivry, R. (<text:span text:style-name="T142">2015</text:span>). Meaning is not a reflex: Context dependence of motor-meaning congruity effects. <text:span text:style-name="T110">Cognitive Scienc</text:span><text:span text:style-name="T112">e, 39</text:span><text:span text:style-name="T132">(8), 1979-1986. </text:span></text:p>
      <text:p text:style-name="P109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111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110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110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0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</text:span><text:soft-page-break/><text:span text:style-name="T16">Society.</text:span></text:p>
      <text:p text:style-name="P63"/>
      <text:p text:style-name="P6">Talks</text:p>
      <text:p text:style-name="P99"/>
      <text:p text:style-name="P41"><text:span text:style-name="T88">* </text:span><text:span text:style-name="T89">Invited talks</text:span></text:p>
      <text:p text:style-name="P40"/>
      <text:p text:style-name="P48"><text:span text:style-name="T88">2</text:span><text:span text:style-name="T85">020<text:tab/><text:tab/>* Psycholinguistics group meeting, University of Birmingham, UK</text:span></text:p>
      <text:p text:style-name="P46"><text:span text:style-name="T88">2018<text:tab/><text:tab/>* </text:span><text:span text:style-name="T90">Chang lab, UCSF</text:span></text:p>
      <text:p text:style-name="P42"><text:bookmark text:name=":11v"/><text:span text:style-name="T88"><text:tab/><text:tab/>* </text:span>Meetings on Methodology for MEEG, <text:span text:style-name="T88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46">89</text:span><text:span text:style-name="T124">th</text:span><text:span text:style-name="T146"> annual meeting of the Midwestern Psychological Association, Chicago, IL</text:span></text:p>
      <text:p text:style-name="P38"><text:span text:style-name="T146"><text:tab/><text:tab/></text:span><text:span text:style-name="T147">Human Development Brown Bag talk, Cornell</text:span></text:p>
      <text:p text:style-name="P34">2015<text:tab/><text:tab/><text:span text:style-name="T141">Art, Science and Culture Initiative at UChicago</text:span></text:p>
      <text:p text:style-name="P34"><text:tab/><text:tab/>University of Chicago Neuroscience Annual Retreat</text:p>
      <text:p text:style-name="P35"><text:tab/><text:tab/><text:span text:style-name="T141">Humanities Day at UChicago</text:span></text:p>
      <text:p text:style-name="P36">2014<text:tab/><text:tab/>Cognitive Workshop, University of Chicago</text:p>
      <text:p text:style-name="P36"><text:tab/><text:tab/><text:span text:style-name="T135">NEURO chats, University of Chicago</text:span></text:p>
      <text:p text:style-name="P37"><text:span text:style-name="T122">2013<text:tab/><text:tab/>35</text:span><text:span text:style-name="T123">th</text:span><text:span text:style-name="T122"> annual meeting of the Cognitive Science Society, Berlin, Germany</text:span></text:p>
      <text:p text:style-name="P37">2011<text:tab/><text:tab/><text:span text:style-name="T122">33</text:span><text:span text:style-name="T123">rd</text:span><text:span text:style-name="T122"> a</text:span>nnual <text:span text:style-name="T145">m</text:span>eeting of the Cognitive Science Society, Boston, MA</text:p>
      <text:p text:style-name="P6"/>
      <text:p text:style-name="P64">Posters</text:p>
      <text:p text:style-name="P96"/>
      <text:p text:style-name="P62"><text:span text:style-name="T99">B</text:span><text:span text:style-name="T98">rookshire, G.</text:span><text:span text:style-name="T93">, Landau, A., &amp; Jensen, O. (2019). Investigating rhythmic attentional sampling using rapid frequency-tagging in MEG. Poster presented at the MEG UK Conference in Cardiff, UK.</text:span></text:p>
      <text:p text:style-name="P60"><text:span text:style-name="T99">B</text:span><text:span text:style-name="T100">rookshire, G.</text:span><text:span text:style-name="T94"> &amp; Casasanto, D. (201</text:span><text:span text:style-name="T96">8</text:span><text:span text:style-name="T94">). </text:span><text:span text:style-name="T96">Cortex can entrain to predictable sequences even in the absense of periodicity. Poster presented at the 25</text:span><text:span text:style-name="T106">th</text:span><text:span text:style-name="T96"> annual meeting of the Cognitive Neuroscience Society in Boston, MA.</text:span></text:p>
      <text:p text:style-name="P61"><text:span text:style-name="T97">Lucero, C., </text:span><text:span text:style-name="T99">Brookshire, G.</text:span><text:span text:style-name="T97">, Quirk, C., Goldin-Meadow, S., Vogel, E., &amp; Casasanto, D. (2018). Unconscious number discrimination in the human visual system. Poster presented at the 25</text:span><text:span text:style-name="T107">th</text:span><text:span text:style-name="T97"> annual meeting of the Cognitive Neuroscience Society, Boston, MA. </text:span></text:p>
      <text:p text:style-name="P61"><text:span text:style-name="T99">B</text:span><text:span text:style-name="T100">rookshire, G.</text:span><text:span text:style-name="T94"> &amp; Casasanto, D. (201</text:span><text:span text:style-name="T96">8</text:span><text:span text:style-name="T94">). Cortical phase-locking to predictable temporal sequences in the absence of periodicity. </text:span><text:span text:style-name="T95">Poster presented at the 31</text:span><text:span text:style-name="T105">st</text:span><text:span text:style-name="T95"> annual CUNY Sentence Processing Conference, Davis, CA.</text:span></text:p>
      <text:p text:style-name="P60"><text:span text:style-name="T97">Yap, D. F., </text:span><text:span text:style-name="T99">Brookshire, G.</text:span><text:span text:style-name="T97">, &amp; Casasanto, D. (2018). Beat gestures encode spatial semantics. Poster presented at the 31st </text:span><text:span text:style-name="T95">annual CUNY Sentence Processing Conference, Davis, CA.</text:span><text:span text:style-name="T97"> </text:span></text:p>
      <text:p text:style-name="P59"><text:span text:style-name="T99">B</text:span><text:span text:style-name="T100">rookshire, G.</text:span><text:span text:style-name="T94"> &amp; Casasanto, D. (2017). C</text:span><text:span text:style-name="T17">ortical entrainment depends on temporal predictability, not periodicity. </text:span><text:span text:style-name="T34">Poster presented at the 9</text:span><text:span text:style-name="T104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</text:span><text:soft-page-break/><text:span text:style-name="T34">Language, Baltimore, MD. </text:span><text:span text:style-name="T36">(Selected for presentation as a poster slam.)</text:span></text:p>
      <text:p text:style-name="P58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3">th</text:span><text:span text:style-name="T32"> annual meeting of the Cognitive Neuroscience Society, San Francisco, CA.</text:span></text:p>
      <text:p text:style-name="P57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2">th</text:span><text:span text:style-name="T29"> annual meeting for the Society for the Neurobiology of Language, London.</text:span></text:p>
      <text:p text:style-name="P57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1">th</text:span><text:span text:style-name="T26"> annual convention of the</text:span><text:span text:style-name="T21"> Association for Psychological Science, Chicago, IL.</text:span></text:p>
      <text:p text:style-name="P55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56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2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53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53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54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1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1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7"/>
      <text:p text:style-name="P8">Service and memberships</text:p>
      <text:p text:style-name="P96"/>
      <text:p text:style-name="P65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</text:span><text:soft-page-break/><text:span text:style-name="T16">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0"/>
      <text:p text:style-name="P66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69"/>
      <text:p text:style-name="P68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68"><text:span text:style-name="T64"><text:s text:c="2"/></text:span><text:span text:style-name="T66"><text:s/></text:span></text:p>
      <text:p text:style-name="P67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9"/>
      <text:p text:style-name="P10">Teaching and supervision</text:p>
      <text:p text:style-name="P96"/>
      <text:p text:style-name="P81">Teaching</text:p>
      <text:p text:style-name="P76">2020<text:tab/><text:tab/><text:tab/>Workshop: Introduction to Psychopy for masters students (Birmingham)</text:p>
      <text:p text:style-name="P74">2017<text:tab/><text:tab/><text:tab/>Teaching assistant, Cognitive psychology<text:span text:style-name="T151"> (undergrad)</text:span>, UChicago</text:p>
      <text:p text:style-name="P77"><text:tab/><text:tab/><text:tab/>TA, Cognitive diversity<text:span text:style-name="T151"> (undergrad)</text:span>, U<text:span text:style-name="T154">C</text:span>hicago</text:p>
      <text:p text:style-name="P78"><text:tab/><text:tab/><text:tab/>Guest lecture<text:span text:style-name="T153"> for Cognitive Diversity</text:span>: Bodily relativity of a<text:span text:style-name="T153">ffective motivation</text:span></text:p>
      <text:p text:style-name="P80"><text:span text:style-name="T86"><text:tab/><text:tab/><text:tab/>Guest lectures </text:span>Experimental Methods in Linguistics<text:span text:style-name="T86">: Mixed effects models in R</text:span></text:p>
      <text:p text:style-name="P80"><text:span text:style-name="T86"><text:tab/><text:tab/><text:tab/></text:span><text:span text:style-name="T87">Workshop: </text:span><text:span text:style-name="T92">C</text:span><text:span text:style-name="T91">ognitive science for American Sign Language interpreters</text:span></text:p>
      <text:p text:style-name="P71">2016<text:tab/><text:tab/><text:tab/>T<text:span text:style-name="T150">A</text:span>, Biological psychology (undergrad), U<text:span text:style-name="T143">C</text:span>hicago</text:p>
      <text:p text:style-name="P71"><text:tab/><text:tab/><text:tab/><text:span text:style-name="T143">TA, Sensation and perception (undergrad), UChicago</text:span></text:p>
      <text:p text:style-name="P71">2012<text:tab/><text:tab/><text:tab/>T<text:span text:style-name="T150">A</text:span>, Body and cognition (<text:span text:style-name="T155">graduate</text:span>), The New School</text:p>
      <text:p text:style-name="P72"/>
      <text:p text:style-name="P79">Supervision</text:p>
      <text:p text:style-name="P75">2017-<text:span text:style-name="T162">2018<text:tab/></text:span><text:tab/>Cornell University: Research supervisor for undergraduates (Rachel Mattessich)</text:p>
      <text:p text:style-name="P73">2014<text:span text:style-name="T136">–2017<text:tab/></text:span><text:tab/><text:span text:style-name="T134">University of Chicago: </text:span>Research supervisor for <text:span text:style-name="T152">masters students (Srishti Goel), </text:span>undergraduates (Chelsea Rapoport, <text:span text:style-name="T140">Amritpal Singh, Jahn Madlangbayan, Clara Sava-Segal, Varun Joshi</text:span>), <text:span text:style-name="T157">and high-schoolers (Ben Grobman, Juliana Berlin). </text:span></text:p>
      <text:p text:style-name="P82"><text:span text:style-name="T129">2011</text:span><text:span text:style-name="T130">–</text:span><text:span text:style-name="T129">2013<text:tab/><text:tab/></text:span><text:span text:style-name="T131">The New School for Social Research: </text:span><text:span text:style-name="T129">Research supervisor for undergraduates (Heila </text:span><text:soft-page-break/><text:span text:style-name="T129">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97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62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7"><text:span text:style-name="T5"><text:tab/><text:tab/><text:tab/></text:span><text:span text:style-name="T6">PI: Daniel Casasanto</text:span></text:p>
      <text:p text:style-name="P16"/>
      <text:p text:style-name="P47"><text:span text:style-name="T3">2009–2011</text:span><text:span text:style-name="T1"><text:tab/></text:span><text:span text:style-name="T3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26">PIs</text:span>: Peter Hagoort, Jos van Berkum, <text:span text:style-name="T125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Laura Sterponi</text:p>
      <text:p text:style-name="P11"/>
      <text:p text:style-name="P11">Press</text:p>
      <text:p text:style-name="P96"/>
      <text:p text:style-name="P94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88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87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86">ScienceMag.com, <text:span text:style-name="T110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5">PopularScience.com, <text:span text:style-name="T110">The Keyboard’s Strange Impact On Your Baby’s Name</text:span><text:span text:style-name="T114">, September 11, 2014. Kate </text:span><text:soft-page-break/><text:span text:style-name="T114">Gammon, </text:span><text:a xlink:type="simple" xlink:href="http://www.popsci.com/blog-network/kinderlab/keyboard’s-strange-impact-your-baby’s-name" text:style-name="Internet_20_link" text:visited-style-name="Visited_20_Internet_20_Link"><text:span text:style-name="T114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4">your-baby%E2%80%99s-name</text:span></text:a></text:p>
      <text:p text:style-name="P83">Time.com, <text:span text:style-name="T110">Study: Keyboards Are Influencing What You Name Your Baby</text:span><text:span text:style-name="T114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4"><text:span text:style-name="T108">ScienceDaily.com, </text:span><text:span text:style-name="T111">Emotion reversed in left-handers' brains</text:span><text:span text:style-name="T115">, May 2, 2012. </text:span><text:a xlink:type="simple" xlink:href="http://www.sciencedaily.com/releases/2012/05/120502184836.htm" text:style-name="Internet_20_link" text:visited-style-name="Visited_20_Internet_20_Link"><text:span text:style-name="T115">http://www.sciencedaily.com/releases/2012/05/120502184836.htm</text:span></text:a></text:p>
      <text:p text:style-name="P91"><text:span text:style-name="T117">PsychologyToday.com, </text:span><text:span text:style-name="T113">Emotion Is Reversed in Left-Handers' Brains</text:span><text:span text:style-name="T117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7">http://www.psychologytoday.com/blog/malleable-mind/201205/emotion-is-reversed-in-left-handers-brains</text:span></text:a></text:p>
      <text:p text:style-name="P101"/>
      <text:p text:style-name="P12"><text:span text:style-name="T156">Technical s</text:span>kills</text:p>
      <text:p text:style-name="P98"/>
      <text:p text:style-name="P89"><text:span text:style-name="T116">P</text:span><text:span text:style-name="T114">rogramming languages: </text:span><text:span text:style-name="T121">Matlab, P</text:span><text:span text:style-name="T114">ython, R, Supercollider</text:span></text:p>
      <text:p text:style-name="P89"><text:span text:style-name="T118">Designing, running, and analyzing experiments using</text:span><text:span text:style-name="T114"> </text:span><text:span text:style-name="T120">M</text:span><text:span text:style-name="T121">EG/</text:span><text:span text:style-name="T114">EEG and behavioral </text:span><text:span text:style-name="T118">methods</text:span></text:p>
      <text:p text:style-name="P92">Linear mixed-effects modeling</text:p>
      <text:p text:style-name="P92">Non-parametric statistics</text:p>
      <text:p text:style-name="P93">Multivariate pattern analyses (MVPA)</text:p>
      <text:p text:style-name="P90"><text:span text:style-name="T114">Frequency-domain analyses </text:span><text:span text:style-name="T119">and </text:span><text:span text:style-name="T121">digital</text:span><text:span text:style-name="T119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0T08:28:56.816904783</dc:date>
    <meta:editing-duration>PT17H17M19S</meta:editing-duration>
    <meta:editing-cycles>266</meta:editing-cycles>
    <dc:creator>Geoff Brookshire</dc:creator>
    <meta:document-statistic meta:table-count="0" meta:image-count="0" meta:object-count="0" meta:page-count="7" meta:paragraph-count="129" meta:word-count="1683" meta:character-count="13021" meta:non-whitespace-character-count="11334"/>
    <meta:user-defined meta:name="Company">UC - Berkeley</meta:user-defined>
  </office:meta>
</office:document-meta>
</file>